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0.635cm"/>
    </style:style>
    <style:style style:name="gr2" style:family="graphic" style:parent-style-name="standard">
      <style:graphic-properties draw:stroke="none" draw:fill="none" fo:min-height="13.212cm"/>
    </style:style>
    <style:style style:name="gr3" style:family="graphic" style:parent-style-name="standard">
      <style:graphic-properties draw:stroke="none" draw:fill="none" fo:min-height="17.149cm"/>
    </style:style>
    <style:style style:name="gr4" style:family="graphic" style:parent-style-name="standard">
      <style:graphic-properties draw:stroke="none" draw:fill="none" fo:min-height="15.498cm"/>
    </style:style>
    <style:style style:name="gr5" style:family="graphic" style:parent-style-name="standard">
      <style:graphic-properties draw:stroke="none" svg:stroke-color="#ffffff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fo:font-weight="normal" style:font-family-asian="Consolas" style:font-family-generic-asian="swiss" style:font-pitch-asian="fixed" style:font-size-asian="10pt" style:font-weight-asian="normal" style:font-family-complex="Consolas" style:font-family-generic-complex="swiss" style:font-pitch-complex="fixed" style:font-size-complex="5.69999980926514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cc00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cc00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cc00"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6cm" svg:height="20.885cm" svg:x="2.824cm" svg:y="4.856cm">
          <draw:text-box>
            <text:p text:style-name="P1"><text:span text:style-name="T1">-&gt; deleted</text:span><text:span text:style-name="T2">-VBN</text:span><text:span text:style-name="T1"> </text:span><text:span text:style-name="T3">(root)</text:span></text:p>
            <text:p text:style-name="P1"><text:span text:style-name="T1"><text:s text:c="2"/></text:span><text:span text:style-name="T1">-&gt; objects</text:span><text:span text:style-name="T2">-NNS</text:span><text:span text:style-name="T1"> </text:span><text:span text:style-name="T3">(nsubjpass)</text:span></text:p>
            <text:p text:style-name="P1"><text:span text:style-name="T1"><text:s text:c="4"/></text:span><text:span text:style-name="T1">-&gt; All</text:span><text:span text:style-name="T2">-DT</text:span><text:span text:style-name="T1"> </text:span><text:span text:style-name="T3">(det)</text:span></text:p>
            <text:p text:style-name="P1"><text:span text:style-name="T1"><text:s text:c="4"/></text:span><text:span text:style-name="T1">-&gt; including</text:span><text:span text:style-name="T2">-VBG</text:span><text:span text:style-name="T1"> </text:span><text:span text:style-name="T3">(dep)</text:span></text:p>
            <text:p text:style-name="P1"><text:span text:style-name="T1"><text:s text:c="6"/></text:span><text:span text:style-name="T1">-&gt; object versions</text:span><text:span text:style-name="T2">-NNS</text:span><text:span text:style-name="T1"> </text:span><text:span text:style-name="T3">(pobj)</text:span></text:p>
            <text:p text:style-name="P1"><text:span text:style-name="T1"><text:s text:c="8"/></text:span><text:span text:style-name="T1">-&gt; all</text:span><text:span text:style-name="T2">-DT</text:span><text:span text:style-name="T1"> </text:span><text:span text:style-name="T3">(det)</text:span></text:p>
            <text:p text:style-name="P1"><text:span text:style-name="T1"><text:s text:c="8"/></text:span><text:span text:style-name="T1">-&gt; Delete Markers</text:span><text:span text:style-name="T2">-NNS</text:span><text:span text:style-name="T1"> </text:span><text:span text:style-name="T3">(conj_and)</text:span></text:p>
            <text:p text:style-name="P1"><text:span text:style-name="T1"><text:s text:c="6"/></text:span><text:span text:style-name="T1">-&gt; Delete Markers</text:span><text:span text:style-name="T2">-NNS</text:span><text:span text:style-name="T1"> </text:span><text:span text:style-name="T3">(pobj)</text:span></text:p>
            <text:p text:style-name="P1"><text:span text:style-name="T1"><text:s text:c="2"/></text:span><text:span text:style-name="T1">-&gt; must</text:span><text:span text:style-name="T2">-MD</text:span><text:span text:style-name="T1"> </text:span><text:span text:style-name="T3">(aux)</text:span></text:p>
            <text:p text:style-name="P1"><text:span text:style-name="T1"><text:s text:c="2"/></text:span><text:span text:style-name="T1">-&gt; be</text:span><text:span text:style-name="T2">-VB</text:span><text:span text:style-name="T1"> </text:span><text:span text:style-name="T3">(auxpass)</text:span></text:p>
            <text:p text:style-name="P1"><text:span text:style-name="T1"><text:s text:c="2"/></text:span><text:span text:style-name="T1">-&gt; bucket</text:span><text:span text:style-name="T2">-NN</text:span><text:span text:style-name="T1"> </text:span><text:span text:style-name="T3">(prep_before)</text:span></text:p>
            <text:p text:style-name="P1"><text:span text:style-name="T1"><text:s text:c="4"/></text:span><text:span text:style-name="T1">-&gt; the</text:span><text:span text:style-name="T2">-DT</text:span><text:span text:style-name="T1"> </text:span><text:span text:style-name="T3">(det)</text:span></text:p>
            <text:p text:style-name="P1"><text:span text:style-name="T1"><text:s text:c="4"/></text:span><text:span text:style-name="T1">-&gt; deleted</text:span><text:span text:style-name="T2">-VBN</text:span><text:span text:style-name="T1"> </text:span><text:span text:style-name="T3">(rcmod)</text:span></text:p>
            <text:p text:style-name="P1"><text:span text:style-name="T1"><text:s text:c="6"/></text:span><text:span text:style-name="T1">-&gt; itself</text:span><text:span text:style-name="T2">-PRP</text:span><text:span text:style-name="T1"> </text:span><text:span text:style-name="T3">(nsubjpass)</text:span></text:p>
            <text:p text:style-name="P1"><text:span text:style-name="T1"><text:s text:c="6"/></text:span><text:span text:style-name="T1">-&gt; can</text:span><text:span text:style-name="T2">-MD</text:span><text:span text:style-name="T1"> </text:span><text:span text:style-name="T3">(aux)</text:span></text:p>
            <text:p text:style-name="P1"><text:span text:style-name="T1"><text:s text:c="6"/></text:span><text:span text:style-name="T1">-&gt; be</text:span><text:span text:style-name="T2">-VB</text:span><text:span text:style-name="T1"> </text:span><text:span text:style-name="T3">(auxpass)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8.796cm" svg:height="13.462cm" svg:x="4.048cm" svg:y="7.223cm">
          <draw:text-box>
            <text:p text:style-name="P2"><text:span text:style-name="T1">-&gt; objects</text:span><text:span text:style-name="T4">-NNS</text:span><text:span text:style-name="T1"> </text:span><text:span text:style-name="T5">(root)</text:span></text:p>
            <text:p text:style-name="P2"><text:span text:style-name="T1"><text:s text:c="2"/></text:span><text:span text:style-name="T1">-&gt; All</text:span><text:span text:style-name="T4">-DT</text:span><text:span text:style-name="T1"> </text:span><text:span text:style-name="T5">(det)</text:span></text:p>
            <text:p text:style-name="P2"><text:span text:style-name="T1"><text:s text:c="2"/></text:span><text:span text:style-name="T1">-&gt; object versions</text:span><text:span text:style-name="T4">-NNS</text:span><text:span text:style-name="T1"> </text:span><text:span text:style-name="T5">(prep_including)</text:span></text:p>
            <text:p text:style-name="P2"><text:span text:style-name="T1"><text:s text:c="4"/></text:span><text:span text:style-name="T1">-&gt; all</text:span><text:span text:style-name="T4">-DT</text:span><text:span text:style-name="T1"> </text:span><text:span text:style-name="T5">(det)</text:span></text:p>
            <text:p text:style-name="P2"><text:span text:style-name="T1"><text:s text:c="4"/></text:span><text:span text:style-name="T1">-&gt; object</text:span><text:span text:style-name="T4">-NN</text:span><text:span text:style-name="T1"> </text:span><text:span text:style-name="T5">(nn)</text:span></text:p>
            <text:p text:style-name="P2"><text:span text:style-name="T1"><text:s text:c="2"/></text:span><text:span text:style-name="T1">-&gt; Delete Markers</text:span><text:span text:style-name="T4">-NNS</text:span><text:span text:style-name="T1"> </text:span><text:span text:style-name="T5">(conj_and)</text:span></text:p>
          </draw:text-box>
        </draw:frame>
      </draw:page>
      <draw:page draw:name="page3" draw:style-name="dp1" draw:master-page-name="Default">
        <draw:frame draw:style-name="gr3" draw:text-style-name="P3" draw:layer="layout" svg:width="17.558cm" svg:height="17.399cm" svg:x="3.032cm" svg:y="4.048cm">
          <draw:text-box>
            <text:p text:style-name="P3"><text:span text:style-name="T6">-&gt; deleted</text:span><text:span text:style-name="T7">-VBN</text:span><text:span text:style-name="T6"> </text:span><text:span text:style-name="T8">(root)</text:span></text:p>
            <text:p text:style-name="P3"><text:span text:style-name="T6"><text:s text:c="2"/></text:span><text:span text:style-name="T6">-&gt; objects</text:span><text:span text:style-name="T7">-NNS</text:span><text:span text:style-name="T6"> </text:span><text:span text:style-name="T8">(nsubjpass)</text:span></text:p>
            <text:p text:style-name="P3"><text:span text:style-name="T6"><text:s text:c="4"/></text:span><text:span text:style-name="T6">-&gt; All</text:span><text:span text:style-name="T7">-DT</text:span><text:span text:style-name="T6"> </text:span><text:span text:style-name="T8">(det)</text:span></text:p>
            <text:p text:style-name="P3"><text:span text:style-name="T6"><text:s text:c="2"/></text:span><text:span text:style-name="T6">-&gt; must</text:span><text:span text:style-name="T7">-MD</text:span><text:span text:style-name="T6"> </text:span><text:span text:style-name="T8">(aux)</text:span></text:p>
            <text:p text:style-name="P3"><text:span text:style-name="T6"><text:s text:c="2"/></text:span><text:span text:style-name="T6">-&gt; be</text:span><text:span text:style-name="T7">-VB</text:span><text:span text:style-name="T6"> </text:span><text:span text:style-name="T8">(auxpass)</text:span></text:p>
            <text:p text:style-name="P3"><text:span text:style-name="T6"><text:s text:c="2"/></text:span><text:span text:style-name="T6">-&gt; bucket</text:span><text:span text:style-name="T7">-NN</text:span><text:span text:style-name="T6"> </text:span><text:span text:style-name="T8">(prep_before)</text:span></text:p>
            <text:p text:style-name="P3"><text:span text:style-name="T6"><text:s text:c="4"/></text:span><text:span text:style-name="T6">-&gt; the</text:span><text:span text:style-name="T7">-DT</text:span><text:span text:style-name="T6"> </text:span><text:span text:style-name="T8">(det)</text:span></text:p>
            <text:p text:style-name="P3"><text:span text:style-name="T6"><text:s text:c="4"/></text:span><text:span text:style-name="T6">-&gt; deleted</text:span><text:span text:style-name="T7">-VBN</text:span><text:span text:style-name="T6"> </text:span><text:span text:style-name="T8">(rcmod)</text:span></text:p>
            <text:p text:style-name="P3"><text:span text:style-name="T6"><text:s text:c="6"/></text:span><text:span text:style-name="T6">-&gt; itself</text:span><text:span text:style-name="T7">-PRP</text:span><text:span text:style-name="T6"> </text:span><text:span text:style-name="T8">(nsubjpass)</text:span></text:p>
            <text:p text:style-name="P3"><text:span text:style-name="T6"><text:s text:c="6"/></text:span><text:span text:style-name="T6">-&gt; can</text:span><text:span text:style-name="T7">-MD</text:span><text:span text:style-name="T6"> </text:span><text:span text:style-name="T8">(aux)</text:span></text:p>
            <text:p text:style-name="P3"><text:span text:style-name="T6"><text:s text:c="6"/></text:span><text:span text:style-name="T6">-&gt; be</text:span><text:span text:style-name="T7">-VB</text:span><text:span text:style-name="T6"> </text:span><text:span text:style-name="T8">(auxpass)</text:span></text:p>
          </draw:text-box>
        </draw:frame>
      </draw:page>
      <draw:page draw:name="page4" draw:style-name="dp1" draw:master-page-name="Default">
        <draw:frame draw:style-name="gr4" draw:text-style-name="P2" draw:layer="layout" svg:width="20.32cm" svg:height="15.748cm" svg:x="5.572cm" svg:y="8.874cm">
          <draw:text-box>
            <text:p text:style-name="P2"><text:span text:style-name="T1">before </text:span><text:span text:style-name="T9">[4]</text:span></text:p>
            <text:p text:style-name="P2"><text:span text:style-name="T1"><text:tab/></text:span><text:span text:style-name="T1"><text:tab/></text:span><text:span text:style-name="T1">must be deleted </text:span><text:span text:style-name="T9">[3]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all </text:span><text:span text:style-name="T9">[1]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bjects </text:span><text:span text:style-name="T9">[2]</text:span></text:p>
            <text:p text:style-name="P2"><text:span text:style-name="T1"><text:tab/></text:span><text:span text:style-name="T1"><text:tab/></text:span><text:span text:style-name="T1">can be deleted </text:span><text:span text:style-name="T9">[7]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bucket </text:span><text:span text:style-name="T9">[5]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itself </text:span><text:span text:style-name="T9">[8]</text:span></text:p>
          </draw:text-box>
        </draw:frame>
        <draw:rect draw:style-name="gr5" draw:text-style-name="P4" xml:id="id1" draw:id="id1" draw:layer="layout" svg:width="2.794cm" svg:height="1.016cm" svg:x="5.572cm" svg:y="8.874cm">
          <text:p/>
        </draw:rect>
        <draw:rect draw:style-name="gr5" draw:text-style-name="P4" xml:id="id2" draw:id="id2" draw:layer="layout" svg:width="2.794cm" svg:height="1.016cm" svg:x="8.072cm" svg:y="9.774cm">
          <text:p/>
        </draw:rect>
        <draw:rect draw:style-name="gr5" draw:text-style-name="P4" xml:id="id4" draw:id="id4" draw:layer="layout" svg:width="2.794cm" svg:height="1.016cm" svg:x="10.672cm" svg:y="10.474cm">
          <text:p/>
        </draw:rect>
        <draw:rect draw:style-name="gr5" draw:text-style-name="P4" xml:id="id3" draw:id="id3" draw:layer="layout" svg:width="2.794cm" svg:height="1.016cm" svg:x="8.072cm" svg:y="12.274cm">
          <text:p/>
        </draw:rect>
        <draw:rect draw:style-name="gr5" draw:text-style-name="P4" xml:id="id6" draw:id="id6" draw:layer="layout" svg:width="2.794cm" svg:height="1.016cm" svg:x="10.672cm" svg:y="13.074cm">
          <text:p/>
        </draw:rect>
        <draw:rect draw:style-name="gr5" draw:text-style-name="P4" xml:id="id8" draw:id="id8" draw:layer="layout" svg:width="2.794cm" svg:height="1.016cm" svg:x="10.672cm" svg:y="13.874cm">
          <text:p/>
        </draw:rect>
        <draw:connector draw:style-name="gr6" draw:text-style-name="P4" draw:layer="layout" svg:x1="6.969cm" svg:y1="9.89cm" svg:x2="8.072cm" svg:y2="10.282cm" draw:start-shape="id1" draw:start-glue-point="2" draw:end-shape="id2" draw:end-glue-point="3" svg:d="m6969 9890v392h1103">
          <text:p/>
        </draw:connector>
        <draw:connector draw:style-name="gr6" draw:text-style-name="P4" draw:layer="layout" svg:x1="6.969cm" svg:y1="9.89cm" svg:x2="8.072cm" svg:y2="12.782cm" draw:start-shape="id1" draw:start-glue-point="2" draw:end-shape="id3" draw:end-glue-point="3" svg:d="m6969 9890v2892h1103">
          <text:p/>
        </draw:connector>
        <draw:connector draw:style-name="gr6" draw:text-style-name="P4" draw:layer="layout" svg:x1="9.469cm" svg:y1="10.79cm" svg:x2="10.672cm" svg:y2="10.982cm" draw:start-shape="id2" draw:start-glue-point="2" draw:end-shape="id4" draw:end-glue-point="3" svg:d="m9469 10790v192h1203">
          <text:p/>
        </draw:connector>
        <draw:connector draw:style-name="gr6" draw:text-style-name="P4" draw:layer="layout" svg:x1="12.069cm" svg:y1="11.49cm" svg:x2="13.322cm" svg:y2="11.922cm" draw:start-shape="id4" draw:start-glue-point="2" draw:end-shape="id5" draw:end-glue-point="3" svg:d="m12069 11490v432h1253">
          <text:p/>
        </draw:connector>
        <draw:connector draw:style-name="gr6" draw:text-style-name="P4" xml:id="id7" draw:id="id7" draw:layer="layout" svg:x1="9.469cm" svg:y1="13.29cm" svg:x2="10.672cm" svg:y2="13.582cm" draw:start-shape="id3" draw:start-glue-point="2" draw:end-shape="id6" draw:end-glue-point="3" svg:d="m9469 13290v292h1203">
          <text:p/>
        </draw:connector>
        <draw:connector draw:style-name="gr6" draw:text-style-name="P4" draw:layer="layout" svg:x1="9.469cm" svg:y1="13.582cm" svg:x2="10.672cm" svg:y2="14.382cm" draw:start-shape="id7" draw:start-glue-point="0" draw:end-shape="id8" draw:end-glue-point="3" svg:d="m9469 13582v800h1203">
          <text:p/>
        </draw:connector>
        <draw:rect draw:style-name="gr5" draw:text-style-name="P4" xml:id="id5" draw:id="id5" draw:layer="layout" svg:width="2.794cm" svg:height="1.016cm" svg:x="13.322cm" svg:y="11.41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4-03-15T17:27:08.83</meta:creation-date>
    <dc:date>2014-03-15T19:27:02.56</dc:date>
    <dc:creator>Rahul Pandita</dc:creator>
    <meta:editing-duration>PT58M22S</meta:editing-duration>
    <meta:editing-cycles>2</meta:editing-cycles>
    <meta:generator>OpenOffice/4.0.1$Win32 OpenOffice.org_project/401m5$Build-9714</meta:generator>
    <meta:document-statistic meta:object-count="17"/>
  </office:meta>
</office:document-meta>
</file>